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2.25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77869" officeooo:paragraph-rsid="00177869" style:font-size-asian="12.25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222bca" officeooo:paragraph-rsid="00177869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14eb9" officeooo:paragraph-rsid="00177869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214eb9" officeooo:paragraph-rsid="00177869" style:font-size-asian="12.25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cbe43" officeooo:paragraph-rsid="001cbe43" style:font-size-asian="12.25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d4883" officeooo:paragraph-rsid="001d4883" style:font-size-asian="12.25pt" style:font-size-complex="14pt"/>
    </style:style>
    <style:style style:name="T1" style:family="text">
      <style:text-properties officeooo:rsid="00177869"/>
    </style:style>
    <style:style style:name="T2" style:family="text">
      <style:text-properties officeooo:rsid="001ccc67"/>
    </style:style>
    <style:style style:name="T3" style:family="text">
      <style:text-properties officeooo:rsid="001ed1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= → Recebe</text:p>
      <text:p text:style-name="P6">+ → Concatenação <text:span text:style-name="T2">ou Adição</text:span></text:p>
      <text:p text:style-name="P4">null → Nulo</text:p>
      <text:p text:style-name="P4">var → Variavel</text:p>
      <text:p text:style-name="P3">Nome de <text:span text:style-name="T1">v</text:span>ariavel → Identificador</text:p>
      <text:p text:style-name="P2">Conteudo que vai para uma variavel → Atribuição</text:p>
      <text:p text:style-name="P7">${ } - <text:span text:style-name="T3">Troca pelo valor da variavel que esta dentro das chaves</text:span> </text:p>
      <text:p text:style-name="P1">` ` - <text:span text:style-name="T3">Usada no lugar das aspas quando for colocar variaveis dentro das chaves (${})</text:span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6:37:17.598335906</meta:creation-date>
    <dc:date>2022-08-30T19:58:45.872765736</dc:date>
    <meta:editing-duration>PT4H34M8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1" meta:paragraph-count="8" meta:word-count="56" meta:character-count="286" meta:non-whitespace-character-count="237"/>
  </office:meta>
</office:document-meta>
</file>